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8.5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5.8cm" presentation:class="title" presentation:user-transformed="true">
          <draw:text-box>
            <text:p>Khan Web Develope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Why, What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y: Khan Web Developers – the concept</text:p>
                <text:p/>
              </text:list-item>
              <text:list-item>
                <text:p>What: Build a company webs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d How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:</text:p>
              </text:list-item>
            </text:list>
            <text:list text:style-name="L3">
              <text:list-item>
                <text:list>
                  <text:list-item>
                    <text:p>Design</text:p>
                  </text:list-item>
                  <text:list-item>
                    <text:p><text:span text:style-name="T1">HTML Basic</text:span></text:p>
                  </text:list-item>
                  <text:list-item>
                    <text:p>CSS structure</text:p>
                  </text:list-item>
                  <text:list-item>
                    <text:p>CSS style/visuals</text:p>
                  </text:list-item>
                  <text:list-item>
                    <text:p>Mobile responsive</text:p>
                  </text:list-item>
                  <text:list-item>
                    <text:p>Form functionality</text:p>
                  </text:list-item>
                  <text:list-item>
                    <text:p>Navigation</text:p>
                  </text:list-item>
                  <text:list-item>
                    <text:p>Checks (ChromeVox, Audit, Navigation)</text:p>
                  </text:list-item>
                </text:list>
              </text:list-item>
            </text:list>
          </draw:text-box>
        </draw:frame>
        <draw:line draw:style-name="gr2" draw:text-style-name="P3" draw:layer="layout" svg:x1="17.4cm" svg:y1="4.4cm" svg:x2="17.4cm" svg:y2="6.4cm">
          <text:p/>
        </draw:line>
        <draw:frame draw:style-name="gr3" draw:text-style-name="P4" draw:layer="layout" svg:width="5.4cm" svg:height="1cm" svg:x="17.8cm" svg:y="4.9cm">
          <draw:text-box>
            <text:p>Done as a group</text:p>
          </draw:text-box>
        </draw:frame>
        <draw:line draw:style-name="gr2" draw:text-style-name="P3" draw:layer="layout" svg:x1="17.4cm" svg:y1="6.8cm" svg:x2="17.4cm" svg:y2="11.8cm">
          <text:p/>
        </draw:line>
        <draw:frame draw:style-name="gr4" draw:text-style-name="P4" draw:layer="layout" svg:width="5.4cm" svg:height="1.445cm" svg:x="17.8cm" svg:y="8.2cm">
          <draw:text-box>
            <text:p>Working seperately</text:p>
          </draw:text-box>
        </draw:frame>
        <draw:frame draw:style-name="gr3" draw:text-style-name="P4" draw:layer="layout" svg:width="5.4cm" svg:height="1cm" svg:x="17.8cm" svg:y="12.2cm">
          <draw:text-box>
            <text:p>Done as a group</text:p>
          </draw:text-box>
        </draw:frame>
        <draw:line draw:style-name="gr2" draw:text-style-name="P3" draw:layer="layout" svg:x1="17.4cm" svg:y1="12cm" svg:x2="17.4cm" svg:y2="1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od par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vigation bar mobile layout</text:p>
              </text:list-item>
              <text:list-item>
                <text:p>Easy access to our Github profiles</text:p>
              </text:list-item>
              <text:list-item>
                <text:p>The style &amp; colours of the p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ll of us working on CSS file</text:p>
              </text:list-item>
              <text:list-item>
                <text:p>Form url control</text:p>
              </text:list-item>
              <text:list-item>
                <text:p>Learning new HTML and CSS material</text:p>
              </text:list-item>
              <text:list-item>
                <text:p>Github procc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5.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custom-shape draw:style-name="gr5" draw:text-style-name="P5" draw:layer="layout" svg:width="19cm" svg:height="0.8cm" svg:x="4.6cm" svg:y="1cm">
          <text:p text:style-name="P5">Head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0.8cm" svg:x="4.6cm" svg:y="2cm">
          <text:p text:style-name="P5">Hom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0.8cm" svg:x="9.4cm" svg:y="2cm">
          <text:p text:style-name="P5">Abou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0.8cm" svg:x="14.2cm" svg:y="2cm">
          <text:p text:style-name="P5">Team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0.8cm" svg:x="19cm" svg:y="2cm">
          <text:p text:style-name="P5">Contac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2cm" svg:y1="0.8cm" svg:x2="24.2cm" svg:y2="3cm">
          <text:p/>
        </draw:line>
        <draw:frame draw:style-name="gr7" draw:text-style-name="P7" draw:layer="layout" svg:width="2.8cm" svg:height="0.8cm" svg:x="24.2cm" svg:y="1.352cm">
          <draw:text-box>
            <text:p text:style-name="P6"><text:span text:style-name="T2">Fixed</text:span></text:p>
          </draw:text-box>
        </draw:frame>
        <draw:frame draw:style-name="gr8" draw:text-style-name="P7" draw:layer="layout" svg:width="4.6cm" svg:height="4.43cm" svg:x="-0.2cm" svg:y="1.4cm">
          <draw:text-box>
            <text:p text:style-name="P6"><text:span text:style-name="T2">Highlights when <text:s/>hovering and active?</text:span></text:p>
          </draw:text-box>
        </draw:frame>
        <draw:line draw:style-name="gr2" draw:text-style-name="P3" draw:layer="layout" svg:x1="3.8cm" svg:y1="1.8cm" svg:x2="3.8cm" svg:y2="3cm">
          <text:p/>
        </draw:line>
        <draw:frame draw:style-name="gr9" draw:text-style-name="P7" draw:layer="layout" svg:width="3.8cm" svg:height="1.445cm" svg:x="0cm" svg:y="2.955cm">
          <draw:text-box>
            <text:p text:style-name="P6"><text:span text:style-name="T2">Move Nav to bottom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34:59.356884877</meta:creation-date>
    <dc:date>2018-07-05T14:54:06.851580244</dc:date>
    <meta:editing-duration>PT2H31M41S</meta:editing-duration>
    <meta:editing-cycles>6</meta:editing-cycles>
    <meta:generator>LibreOffice/6.0.3.2$Linux_X86_64 LibreOffice_project/00m0$Build-2</meta:generator>
    <meta:document-statistic meta:object-count="61"/>
  </office:meta>
</office:document-meta>
</file>